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999b"/>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First_20_paragraph">
      <style:text-properties officeooo:paragraph-rsid="0017999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text:p>
      <text:list xml:id="list4212941106" text:style-name="L1">
        <text:list-item>
          <text:p text:style-name="P3"><text:a xlink:type="simple" xlink:href="#abstract" text:style-name="Internet_20_link" text:visited-style-name="Visited_20_Internet_20_Link"><text:span text:style-name="Definition">Abstract</text:span></text:a></text:p>
        </text:list-item>
        <text:list-item>
          <text:p text:style-name="P3"><text:a xlink:type="simple" xlink:href="#research-questions---june-2023" text:style-name="Internet_20_link" text:visited-style-name="Visited_20_Internet_20_Link"><text:span text:style-name="Definition">Research Questions - June 2023</text:span></text:a></text:p>
        </text:list-item>
        <text:list-item>
          <text:p text:style-name="P3"><text:a xlink:type="simple" xlink:href="#starting-thoughts-for-contents-of-introduction" text:style-name="Internet_20_link" text:visited-style-name="Visited_20_Internet_20_Link"><text:span text:style-name="Definition">Starting thoughts for contents of introduction</text:span></text:a></text:p>
        </text:list-item>
        <text:list-item>
          <text:p text:style-name="P3"><text:a xlink:type="simple" xlink:href="#personal-context" text:style-name="Internet_20_link" text:visited-style-name="Visited_20_Internet_20_Link"><text:span text:style-name="Definition">Personal context</text:span></text:a></text:p>
          <text:list text:style-name="L2">
            <text:list-item>
              <text:p text:style-name="P4"><text:a xlink:type="simple" xlink:href="#a-response-of-sorts" text:style-name="Internet_20_link" text:visited-style-name="Visited_20_Internet_20_Link"><text:span text:style-name="Definition">A response of sorts</text:span></text:a></text:p>
            </text:list-item>
          </text:list>
        </text:list-item>
        <text:list-item>
          <text:p text:style-name="P3"><text:a xlink:type="simple" xlink:href="#learning-game-making-using-text-coding-languages" text:style-name="Internet_20_link" text:visited-style-name="Visited_20_Internet_20_Link"><text:span text:style-name="Definition">Learning game making using text coding languages</text:span></text:a></text:p>
          <text:list text:style-name="L3">
            <text:list-item>
              <text:p text:style-name="P5"><text:a xlink:type="simple" xlink:href="#the-context-of-retro-gaming" text:style-name="Internet_20_link" text:visited-style-name="Visited_20_Internet_20_Link"><text:span text:style-name="Definition">The context of retro gaming</text:span></text:a></text:p>
            </text:list-item>
          </text:list>
        </text:list-item>
        <text:list-item>
          <text:p text:style-name="P3"><text:a xlink:type="simple" xlink:href="#motivations-for-learning-to-code-specifically-via-game-making" text:style-name="Internet_20_link" text:visited-style-name="Visited_20_Internet_20_Link"><text:span text:style-name="Definition">Motivations for learning to code specifically via game making</text:span></text:a></text:p>
          <text:list text:style-name="L4">
            <text:list-item>
              <text:p text:style-name="P6"><text:a xlink:type="simple" xlink:href="#context-of-game-making" text:style-name="Internet_20_link" text:visited-style-name="Visited_20_Internet_20_Link"><text:span text:style-name="Definition">Context of game making</text:span></text:a></text:p>
            </text:list-item>
            <text:list-item>
              <text:p text:style-name="P6"><text:a xlink:type="simple" xlink:href="#computing-as-a-school-subject-in-the-uk" text:style-name="Internet_20_link" text:visited-style-name="Visited_20_Internet_20_Link"><text:span text:style-name="Definition">Computing as a School Subject in the UK</text:span></text:a></text:p>
            </text:list-item>
            <text:list-item>
              <text:p text:style-name="P6"><text:a xlink:type="simple" xlink:href="#empowerment-agenda-of-authentic-computing-aligning-with-personal-motivations" text:style-name="Internet_20_link" text:visited-style-name="Visited_20_Internet_20_Link"><text:span text:style-name="Definition">Empowerment agenda of authentic computing aligning with personal motivations</text:span></text:a></text:p>
              <text:list text:style-name="L5">
                <text:list-item>
                  <text:p text:style-name="P7"><text:a xlink:type="simple" xlink:href="#authenticity-as-empowering" text:style-name="Internet_20_link" text:visited-style-name="Visited_20_Internet_20_Link"><text:span text:style-name="Definition">Authenticity as Empowering</text:span></text:a></text:p>
                </text:list-item>
              </text:list>
            </text:list-item>
            <text:list-item>
              <text:p text:style-name="P6"><text:a xlink:type="simple" xlink:href="#game-making-project-based-learning-and-inclusion" text:style-name="Internet_20_link" text:visited-style-name="Visited_20_Internet_20_Link"><text:span text:style-name="Definition">Game Making, Project Based Learning and Inclusion</text:span></text:a></text:p>
            </text:list-item>
            <text:list-item>
              <text:p text:style-name="P6"><text:a xlink:type="simple" xlink:href="#context-of-digital-making-and-design-and-home-learning-of-media" text:style-name="Internet_20_link" text:visited-style-name="Visited_20_Internet_20_Link"><text:span text:style-name="Definition">Context of digital making and design and home learning of media</text:span></text:a></text:p>
            </text:list-item>
            <text:list-item>
              <text:p text:style-name="P6"><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3"><text:a xlink:type="simple" xlink:href="#the-importance-of-understanding-projects-and-socio-cultural-and-activist-concepts-of-activity" text:style-name="Internet_20_link" text:visited-style-name="Visited_20_Internet_20_Link"><text:span text:style-name="Definition">The importance of understanding Projects and socio cultural and activist concepts of Activity</text:span></text:a></text:p>
        </text:list-item>
        <text:list-item>
          <text:p text:style-name="P3"><text:a xlink:type="simple" xlink:href="#summary-of-the-thesis-structure" text:style-name="Internet_20_link" text:visited-style-name="Visited_20_Internet_20_Link"><text:span text:style-name="Definition">Summary of the thesis structure</text:span></text:a></text:p>
          <text:list text:style-name="L6">
            <text:list-item>
              <text:p text:style-name="P8"><text:a xlink:type="simple" xlink:href="#research-questions" text:style-name="Internet_20_link" text:visited-style-name="Visited_20_Internet_20_Link"><text:span text:style-name="Definition">Research Questions</text:span></text:a></text:p>
            </text:list-item>
            <text:list-item>
              <text:p text:style-name="P8"><text:a xlink:type="simple" xlink:href="#chapter-outline" text:style-name="Internet_20_link" text:visited-style-name="Visited_20_Internet_20_Link"><text:span text:style-name="Definition">Chapter outline</text:span></text:a></text:p>
            </text:list-item>
            <text:list-item>
              <text:p text:style-name="P8"><text:a xlink:type="simple" xlink:href="#overall-key-messages-contribution-to-knowledge" text:style-name="Internet_20_link" text:visited-style-name="Visited_20_Internet_20_Link"><text:span text:style-name="Definition">Overall key messages &amp; contribution to Knowledge</text:span></text:a></text:p>
            </text:list-item>
            <text:list-item>
              <text:p text:style-name="P8"><text:a xlink:type="simple" xlink:href="#link-to-next-chapter" text:style-name="Internet_20_link" text:visited-style-name="Visited_20_Internet_20_Link"><text:span text:style-name="Definition">Link to next chapter</text:span></text:a></text:p>
            </text:list-item>
          </text:list>
        </text:list-item>
        <text:list-item>
          <text:p text:style-name="P3"><text:a xlink:type="simple" xlink:href="#links" text:style-name="Internet_20_link" text:visited-style-name="Visited_20_Internet_20_Link"><text:span text:style-name="Definition">Links</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october-2023"/>Research Questions - October 2023<text:bookmark-end text:name="research-questions---october-2023"/></text:h>
      <text:list xml:id="list3277492372" text:style-name="L7">
        <text:list-item>
          <text:p text:style-name="P9">What pedagogical tools and processes are available to support novices to overcome barriers to game coding and design?</text:p>
        </text:list-item>
        <text:list-item>
          <text:p text:style-name="P9">How can participants build agency in an evolving community of game makers?</text:p>
        </text:list-item>
        <text:list-item>
          <text:p text:style-name="P9">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xml:id="list1146606041" text:style-name="L8">
        <text:list-item>
          <text:p text:style-name="P10">Personal introduction, DiY media and music,</text:p>
        </text:list-item>
        <text:list-item>
          <text:p text:style-name="P10">Coding, digital making, game making, media literacy - Exploring motivations in each domain.</text:p>
        </text:list-item>
        <text:list-item>
          <text:p text:style-name="P10">(move mostly to lit review) PBL,</text:p>
        </text:list-item>
        <text:list-item>
          <text:p text:style-name="P10"><text:soft-page-break/>Context, and motivations of Home Ed / Family Learning</text:p>
        </text:list-item>
        <text:list-item>
          <text:p text:style-name="P10">Formal, Informal and non-formal spaces</text:p>
          <text:list text:style-name="L9">
            <text:list-item>
              <text:p text:style-name="P11">increasing role in professional spaces to keep abreast of new changes in practices, sectors and technology (cf conferences / hackathons)</text:p>
            </text:list-item>
          </text:list>
        </text:list-item>
        <text:list-item>
          <text:p text:style-name="P10">Introduction to RQs, outline of thesis etc</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D&quot;:&quot;kuuxfith&quot;,&quot;properties&quot;:{&quot;formattedCitation&quot;:&quot;(Jordan, 2005; Carmo, 2012)&quot;,&quot;plainCitation&quot;:&quot;(Jordan, 2005; Carmo, 2012)&quot;,&quot;noteIndex&quot;:0},&quot;citationItems&quot;:[{&quot;id&quot;:9344,&quot;uris&quot;:[&quot;http://zotero.org/users/1913249/items/7JP662AH&quot;,[&quot;http://zotero.org/users/1913249/items/7JP662AH&quot;]],&quot;itemData&quot;:{&quot;id&quot;:9344,&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prefix&quot;:&quot;&quot;,&quot;suffix&quot;:&quot;&quot;},{&quot;id&quot;:9343,&quot;uris&quot;:[&quot;http://zotero.org/users/1913249/items/76MCN7G5&quot;,[&quot;http://zotero.org/users/1913249/items/76MCN7G5&quot;]],&quot;itemData&quot;:{&quot;id&quot;:9343,&quot;type&quot;:&quot;article-journal&quot;,&quot;language&quot;:&quot;en&quot;,&quot;source&quot;:&quot;Zotero&quot;,&quot;title&quot;:&quot;Notes Whilst Walking on “How to Break the Heart of Empire”&quot;,&quot;author&quot;:[{&quot;family&quot;:&quot;Jordan&quot;,&quot;given&quot;:&quot;John&quot;}],&quot;issued&quot;:{&quot;date-parts&quot;:[[&quot;2005&quot;]]}},&quot;prefix&quot;:&quot;&quot;,&quot;suffix&quot;:&quot;&quot;}],&quot;schema&quot;:&quot;https://github.com/citation-style-language/schema/raw/master/csl-citation.json&quot;} RNDdEtqk1y05y"/>(Jordan, 2005; Carmo, 2012)<text:reference-mark-end text:name="ZOTERO_ITEM CSL_CITATION {&quot;citationID&quot;:&quot;kuuxfith&quot;,&quot;properties&quot;:{&quot;formattedCitation&quot;:&quot;(Jordan, 2005; Carmo, 2012)&quot;,&quot;plainCitation&quot;:&quot;(Jordan, 2005; Carmo, 2012)&quot;,&quot;noteIndex&quot;:0},&quot;citationItems&quot;:[{&quot;id&quot;:9344,&quot;uris&quot;:[&quot;http://zotero.org/users/1913249/items/7JP662AH&quot;,[&quot;http://zotero.org/users/1913249/items/7JP662AH&quot;]],&quot;itemData&quot;:{&quot;id&quot;:9344,&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prefix&quot;:&quot;&quot;,&quot;suffix&quot;:&quot;&quot;},{&quot;id&quot;:9343,&quot;uris&quot;:[&quot;http://zotero.org/users/1913249/items/76MCN7G5&quot;,[&quot;http://zotero.org/users/1913249/items/76MCN7G5&quot;]],&quot;itemData&quot;:{&quot;id&quot;:9343,&quot;type&quot;:&quot;article-journal&quot;,&quot;language&quot;:&quot;en&quot;,&quot;source&quot;:&quot;Zotero&quot;,&quot;title&quot;:&quot;Notes Whilst Walking on “How to Break the Heart of Empire”&quot;,&quot;author&quot;:[{&quot;family&quot;:&quot;Jordan&quot;,&quot;given&quot;:&quot;John&quot;}],&quot;issued&quot;:{&quot;date-parts&quot;:[[&quot;2005&quot;]]}},&quot;prefix&quot;:&quot;&quot;,&quot;suffix&quot;:&quot;&quot;}],&quot;schema&quot;:&quot;https://github.com/citation-style-language/schema/raw/master/csl-citation.json&quot;} RNDdEtqk1y05y"/>.</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text:soft-page-break/>specialising in free and open sources tools for media and secure communications. Another of those roles was to set up run a media centres for an activist social centre, Community Arts Northwest and People’s Voice Media.</text:p>
      <text:p text:style-name="Text_20_body">As time developed, my activist activities aligned with arts techniques, integrating performance art and activist outreach particularly at film screenings. I enjoyed being part of a wide network of activist embracing playful, performance based actions and activism <text:reference-mark-start text:name="ZOTERO_ITEM CSL_CITATION {&quot;citationID&quot;:&quot;pagduekd&quot;,&quot;properties&quot;:{&quot;formattedCitation&quot;:&quot;(Klepto, 2004; Routledge, 2012)&quot;,&quot;plainCitation&quot;:&quot;(Klepto, 2004; Routledge, 2012)&quot;,&quot;noteIndex&quot;:0},&quot;citationItems&quot;:[{&quot;id&quot;:9325,&quot;uris&quot;:[&quot;http://zotero.org/users/1913249/items/U6UK7C58&quot;,[&quot;http://zotero.org/users/1913249/items/U6UK7C58&quot;]],&quot;itemData&quot;:{&quot;id&quot;:9325,&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volume&quot;:&quot;8&quot;,&quot;author&quot;:[{&quot;family&quot;:&quot;Klepto&quot;,&quot;given&quot;:&quot;Kolonel&quot;}],&quot;issued&quot;:{&quot;date-parts&quot;:[[&quot;2004&quot;,12,1]]}},&quot;prefix&quot;:&quot;&quot;,&quot;suffix&quot;:&quot;&quot;},{&quot;id&quot;:9324,&quot;uris&quot;:[&quot;http://zotero.org/users/1913249/items/C8AMA89V&quot;,[&quot;http://zotero.org/users/1913249/items/C8AMA89V&quot;]],&quot;itemData&quot;:{&quot;id&quot;:9324,&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volume&quot;:&quot;44&quot;,&quot;author&quot;:[{&quot;family&quot;:&quot;Routledge&quot;,&quot;given&quot;:&quot;Paul&quot;}],&quot;issued&quot;:{&quot;date-parts&quot;:[[&quot;2012&quot;]]}},&quot;prefix&quot;:&quot;&quot;,&quot;suffix&quot;:&quot;&quot;}],&quot;schema&quot;:&quot;https://github.com/citation-style-language/schema/raw/master/csl-citation.json&quot;} RNDeurYMRNBMi"/>(Klepto, 2004; Routledge, 2012)<text:reference-mark-end text:name="ZOTERO_ITEM CSL_CITATION {&quot;citationID&quot;:&quot;pagduekd&quot;,&quot;properties&quot;:{&quot;formattedCitation&quot;:&quot;(Klepto, 2004; Routledge, 2012)&quot;,&quot;plainCitation&quot;:&quot;(Klepto, 2004; Routledge, 2012)&quot;,&quot;noteIndex&quot;:0},&quot;citationItems&quot;:[{&quot;id&quot;:9325,&quot;uris&quot;:[&quot;http://zotero.org/users/1913249/items/U6UK7C58&quot;,[&quot;http://zotero.org/users/1913249/items/U6UK7C58&quot;]],&quot;itemData&quot;:{&quot;id&quot;:9325,&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volume&quot;:&quot;8&quot;,&quot;author&quot;:[{&quot;family&quot;:&quot;Klepto&quot;,&quot;given&quot;:&quot;Kolonel&quot;}],&quot;issued&quot;:{&quot;date-parts&quot;:[[&quot;2004&quot;,12,1]]}},&quot;prefix&quot;:&quot;&quot;,&quot;suffix&quot;:&quot;&quot;},{&quot;id&quot;:9324,&quot;uris&quot;:[&quot;http://zotero.org/users/1913249/items/C8AMA89V&quot;,[&quot;http://zotero.org/users/1913249/items/C8AMA89V&quot;]],&quot;itemData&quot;:{&quot;id&quot;:9324,&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volume&quot;:&quot;44&quot;,&quot;author&quot;:[{&quot;family&quot;:&quot;Routledge&quot;,&quot;given&quot;:&quot;Paul&quot;}],&quot;issued&quot;:{&quot;date-parts&quot;:[[&quot;2012&quot;]]}},&quot;prefix&quot;:&quot;&quot;,&quot;suffix&quot;:&quot;&quot;}],&quot;schema&quot;:&quot;https://github.com/citation-style-language/schema/raw/master/csl-citation.json&quot;} RNDeurYMRNBMi"/>.</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was still not ready for the reveal. The process of being secretive about our actions and my role in outreach for this movement became very uncomfortable. The movement felt unsafe for myself and for others.</text:p>
      <text:p text:style-name="Text_20_body">The intervention of environmental direct action had clashed against the interests of the state. It had become clear that while bother sides were prepared to bend or break the rules our side was much less prepared in terms of legal and financial back up.</text:p>
      <text:p text:style-name="Text_20_body">After writing the first draft of this personal history, it seemed quite depressing. The ongoing revelations of the extent of the police infiltration of activist networks<text:note text:id="ftn1" text:note-class="footnote"><text:note-citation>1</text:note-citation><text:note-body><text:p text:style-name="Footnote">https://en.wikipedia.org/wiki/Undercover_Policing_Inquiry</text:p></text:note-body></text:note>, and the use of personal and sexual relationships to further this disruption to the groups<text:note text:id="ftn2"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ly the embrace, extend &amp; extinguish <text:note text:id="ftn3" text:note-class="footnote"><text:note-citation>3</text:note-citation><text:note-body><text:p text:style-name="Footnote">https://en.wikipedia.org/wiki/Embrace,_extend,_and_extinguish</text:p></text:note-body></text:note><text:s/>tactic to counter to open source successes —; and some illegal means.</text:p>
      <text:h text:style-name="Heading_20_3" text:outline-level="3"><text:bookmark-start text:name="a-response-of-sorts"/>A response of sorts<text:bookmark-end text:name="a-response-of-sorts"/></text:h>
      <text:p text:style-name="First_20_paragraph">My response was to shift focus on community work and training and documentation work with international networks and then eventually to informal learning of media creation with young people and families. While this move was a retreat from other domains in part driven by painful experiences outlined above, my shift of interest towards young people and family was a positive and strategic shift to align with my new role as a university tutor in education and as a new parent.</text:p>
      <text:p text:style-name="Text_20_body">There are positive elements to this otherwise sad story. My experiences have helped focus my interests on how change can happen and happen quickly when new opportunities become available to a community eager to use them. They also caution against unrealistic expectations of <text:soft-page-break/>systemic change when faced with opponents with deep pockets and extensive resources. I would like to communicate a pragmatic approach of finding the limits of your agency, strategically pushing against them, and cautiously observing what happens. An informed activism built on a critical view of the nature of the system in question.</text:p>
      <text:p text:style-name="Text_20_body">My work in for FLOSS Manuals allowed me access to diverse international networks. These seemed one step away from grass roots organising on the frontline but still informed by participatory and egalitarian methods. These networks included those advocating for Open Web and Free Culture, promoting Open Video and Video for Change movements. One thread of this work led me to work in partnership work with Mozilla and to gain awareness of the Webmaker education programme. Webmaker was more than a set of tools, Mozilla created workshops guides and in partnership with networks of informal educators in the US like Mouse, Hive Neworks and The New Youth City Learning Network. The motivation was to involve teens in being web literate through making web products inspired in part by Douglas Rushkoff’s call for everyone to know at least a little bit of coding <text:reference-mark-start text:name="ZOTERO_ITEM CSL_CITATION {&quot;citationID&quot;:&quot;zhunukxh&quot;,&quot;properties&quot;:{&quot;formattedCitation&quot;:&quot;(Rushkoff, 2010)&quot;,&quot;plainCitation&quot;:&quot;(Rushkoff, 2010)&quot;,&quot;noteIndex&quot;:0},&quot;citationItems&quot;:[{&quot;id&quot;:675,&quot;uris&quot;:[&quot;http://zotero.org/users/1913249/items/TNE6KXEZ&quot;,[&quot;http://zotero.org/users/1913249/items/TNE6KXEZ&quot;]],&quot;itemData&quot;:{&quot;id&quot;:675,&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prefix&quot;:&quot;&quot;,&quot;suffix&quot;:&quot;&quot;}],&quot;schema&quot;:&quot;https://github.com/citation-style-language/schema/raw/master/csl-citation.json&quot;} RNDNpSyqYe2SL"/>(Rushkoff, 2010)<text:reference-mark-end text:name="ZOTERO_ITEM CSL_CITATION {&quot;citationID&quot;:&quot;zhunukxh&quot;,&quot;properties&quot;:{&quot;formattedCitation&quot;:&quot;(Rushkoff, 2010)&quot;,&quot;plainCitation&quot;:&quot;(Rushkoff, 2010)&quot;,&quot;noteIndex&quot;:0},&quot;citationItems&quot;:[{&quot;id&quot;:675,&quot;uris&quot;:[&quot;http://zotero.org/users/1913249/items/TNE6KXEZ&quot;,[&quot;http://zotero.org/users/1913249/items/TNE6KXEZ&quot;]],&quot;itemData&quot;:{&quot;id&quot;:675,&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prefix&quot;:&quot;&quot;,&quot;suffix&quot;:&quot;&quot;}],&quot;schema&quot;:&quot;https://github.com/citation-style-language/schema/raw/master/csl-citation.json&quot;} RNDNpSyqYe2SL"/>.</text:p>
      <text:p text:style-name="Preformatted_20_Text">And as we move into an increasingly digital reality, we must learn not just how to use programs but how to make them. In the emerging highly programmed landscape ahead, you will either create the software or you will be the software. It's really that simple: Program, or be programmed. [@rushkoff_program_2010].</text:p>
      <text:p text:style-name="First_20_paragraph">This avenue offered a positive way to discuss the politics of independent communications and an empowerment agenda. The development of javascript based libraries like Popcorn.js also exposed the limits of my self-directed computing skills. Thus it was strategic to I retrained with a masters in Computing and then a PGCE in Computing at Manchester Met.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jbalbgzx&quot;,&quot;properties&quot;:{&quot;formattedCitation&quot;:&quot;(Livingstone and Hope, 2010)&quot;,&quot;plainCitation&quot;:&quot;(Livingstone and Hope, 2010)&quot;,&quot;noteIndex&quot;:0},&quot;citationItems&quot;:[{&quot;id&quot;:7848,&quot;uris&quot;:[&quot;http://zotero.org/users/1913249/items/4NN3EMNW&quot;,[&quot;http://zotero.org/users/1913249/items/4NN3EMNW&quot;]],&quot;itemData&quot;:{&quot;id&quot;:7848,&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prefix&quot;:&quot;&quot;,&quot;suffix&quot;:&quot;&quot;}],&quot;schema&quot;:&quot;https://github.com/citation-style-language/schema/raw/master/csl-citation.json&quot;} RNDKH9WHMPvIR"/>(Livingstone and Hope, 2010)<text:reference-mark-end text:name="ZOTERO_ITEM CSL_CITATION {&quot;citationID&quot;:&quot;jbalbgzx&quot;,&quot;properties&quot;:{&quot;formattedCitation&quot;:&quot;(Livingstone and Hope, 2010)&quot;,&quot;plainCitation&quot;:&quot;(Livingstone and Hope, 2010)&quot;,&quot;noteIndex&quot;:0},&quot;citationItems&quot;:[{&quot;id&quot;:7848,&quot;uris&quot;:[&quot;http://zotero.org/users/1913249/items/4NN3EMNW&quot;,[&quot;http://zotero.org/users/1913249/items/4NN3EMNW&quot;]],&quot;itemData&quot;:{&quot;id&quot;:7848,&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prefix&quot;:&quot;&quot;,&quot;suffix&quot;:&quot;&quot;}],&quot;schema&quot;:&quot;https://github.com/citation-style-language/schema/raw/master/csl-citation.json&quot;} RNDKH9WHMPvIR"/>.</text:p>
      <text:p text:style-name="Text_20_body">During my PGCE year I found it challenging to bring in the kind of project based learning techniques to the classroom, a theme explored in this thesis. I did however manage to create a pilot scheme to teach javascript in playful ways, using Mozilla’s webmaker tools and ethos, which I trialled in the classroom and wrote up as a dissertation and published the results as an addition to the Mozilla’s online teaching resources.</text:p>
      <text:p text:style-name="Text_20_body">The turn to games began in my new role Manchester Met Uni role doing community partnerships, in a consultation with home educators partnership work. To align with the interests of parents and children at the consultation asked if we could lead activities which drew on interest in games like Minecraft to start to do computer coding.</text:p>
      <text:p text:style-name="Text_20_body">The shift from making web-based media to games made sense given the patch success I had had with web coding pages with school children. Rather than using media to mobilise and feed into social movements, games became a medium to explore and create as a playful educational experience. Both were grounded in self-expression, participatory culture and I was to find out both could use similar technology. To inform this work I returned to Mozilla’s web developer resources to discover two step-by-step tutorials outlining how to game making in the browser using a javascript library called Phaser. I was able to combine my work using the code <text:soft-page-break/>playground Thimble with the js library Phaser to create an potentially accessible toolset for young learners.</text:p>
      <text:p text:style-name="Text_20_body">My study, in part, explores ways in which how the motivational and navigational affordances of enthusiast game making communities can be brought into more structured educational environments.</text:p>
      <text:h text:style-name="Heading_20_2" text:outline-level="2"><text:bookmark-start text:name="learning-game-making-using-text-coding-languages"/>Learning game making using text coding languages<text:bookmark-end text:name="learning-game-making-using-text-coding-languages"/></text:h>
      <text:h text:style-name="Heading_20_3" text:outline-level="3"><text:bookmark-start text:name="the-context-of-retro-gaming"/>The context of retro gaming<text:bookmark-end text:name="the-context-of-retro-gaming"/></text:h>
      <text:p text:style-name="First_20_paragraph">One of the reasons that I was interested to shift to game making was the potential that seemed to be present for intergenerational work based around retro gaming based on its place in public memory <text:reference-mark-start text:name="ZOTERO_ITEM CSL_CITATION {&quot;citationID&quot;:&quot;yyshtqjr&quot;,&quot;properties&quot;:{&quot;formattedCitation&quot;:&quot;(Heineman, n.d.)&quot;,&quot;plainCitation&quot;:&quot;(Heineman, n.d.)&quot;,&quot;noteIndex&quot;:0},&quot;citationItems&quot;:[{&quot;id&quot;:9319,&quot;uris&quot;:[&quot;http://zotero.org/users/1913249/items/5PY8LUA6&quot;,[&quot;http://zotero.org/users/1913249/items/5PY8LUA6&quot;]],&quot;itemData&quot;:{&quot;id&quot;:931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prefix&quot;:&quot;&quot;,&quot;suffix&quot;:&quot;&quot;}],&quot;schema&quot;:&quot;https://github.com/citation-style-language/schema/raw/master/csl-citation.json&quot;} RND7p7rwZ5PF6"/>(Heineman, n.d.)<text:reference-mark-end text:name="ZOTERO_ITEM CSL_CITATION {&quot;citationID&quot;:&quot;yyshtqjr&quot;,&quot;properties&quot;:{&quot;formattedCitation&quot;:&quot;(Heineman, n.d.)&quot;,&quot;plainCitation&quot;:&quot;(Heineman, n.d.)&quot;,&quot;noteIndex&quot;:0},&quot;citationItems&quot;:[{&quot;id&quot;:9319,&quot;uris&quot;:[&quot;http://zotero.org/users/1913249/items/5PY8LUA6&quot;,[&quot;http://zotero.org/users/1913249/items/5PY8LUA6&quot;]],&quot;itemData&quot;:{&quot;id&quot;:931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prefix&quot;:&quot;&quot;,&quot;suffix&quot;:&quot;&quot;}],&quot;schema&quot;:&quot;https://github.com/citation-style-language/schema/raw/master/csl-citation.json&quot;} RND7p7rwZ5PF6"/>.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 These limits suit the capabilities of the chosen design tool Phaser.js.</text:p>
      <text:h text:style-name="Heading_20_3" text:outline-level="3"><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xml:id="list3323305348" text:style-name="L10">
        <text:list-item>
          <text:p text:style-name="P12">for intrinsic pleasure of making games or other products</text:p>
        </text:list-item>
        <text:list-item>
          <text:p text:style-name="P12">for commercial purposes to join games industry</text:p>
        </text:list-item>
        <text:list-item>
          <text:p text:style-name="P12">STEM pipeline in more general terms</text:p>
        </text:list-item>
        <text:list-item>
          <text:p text:style-name="P12">for empowerment of individual and health of society</text:p>
        </text:list-item>
      </text:list>
      <text:p text:style-name="First_20_paragraph">also</text:p>
      <text:p text:style-name="Preformatted_20_Text">- From Kafai's review (not directly) draw on</text:p>
      <text:p text:style-name="Preformatted_20_Text">- personal</text:p>
      <text:p text:style-name="Preformatted_20_Text">- more general / social / 21st C, computational fluency</text:p>
      <text:p text:style-name="Preformatted_20_Text">- more general / social / 21st C,</text:p>
      <text:p text:style-name="Preformatted_20_Text">- Computational Fluency - expression [@bers_coding_2021; @resnick_closing_2001; @resnick_fulfilling_2017]</text:p>
      <text:h text:style-name="Heading_20_3" text:outline-level="3"><text:bookmark-start text:name="context-of-game-making-for-educational-purposes"/>Context of game making for educational purposes<text:bookmark-end text:name="context-of-game-making-for-educational-purposes"/></text:h>
      <text:p text:style-name="P19">The potential of digital game making is explored in depth in a review by Kafai and Burke <text:reference-mark-start text:name="ZOTERO_ITEM CSL_CITATION {&quot;citationID&quot;:&quot;prwlykvr&quot;,&quot;properties&quot;:{&quot;formattedCitation&quot;:&quot;(2015)&quot;,&quot;plainCitation&quot;:&quot;(2015)&quot;,&quot;noteIndex&quot;:0},&quot;citationItems&quot;:[{&quot;id&quot;:7992,&quot;uris&quot;:[&quot;http://zotero.org/users/1913249/items/8K58PTFV&quot;,[&quot;http://zotero.org/users/1913249/items/8K58PTFV&quot;]],&quot;itemData&quot;:{&quot;id&quot;:7992,&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suppress-author&quot;:true,&quot;prefix&quot;:&quot;&quot;,&quot;suffix&quot;:&quot;&quot;}],&quot;schema&quot;:&quot;https://github.com/citation-style-language/schema/raw/master/csl-citation.json&quot;} RNDfCUzDw4epu"/>(2015)<text:reference-mark-end text:name="ZOTERO_ITEM CSL_CITATION {&quot;citationID&quot;:&quot;prwlykvr&quot;,&quot;properties&quot;:{&quot;formattedCitation&quot;:&quot;(2015)&quot;,&quot;plainCitation&quot;:&quot;(2015)&quot;,&quot;noteIndex&quot;:0},&quot;citationItems&quot;:[{&quot;id&quot;:7992,&quot;uris&quot;:[&quot;http://zotero.org/users/1913249/items/8K58PTFV&quot;,[&quot;http://zotero.org/users/1913249/items/8K58PTFV&quot;]],&quot;itemData&quot;:{&quot;id&quot;:7992,&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suppress-author&quot;:true,&quot;prefix&quot;:&quot;&quot;,&quot;suffix&quot;:&quot;&quot;}],&quot;schema&quot;:&quot;https://github.com/citation-style-language/schema/raw/master/csl-citation.json&quot;} RNDfCUzDw4epu"/>.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text:soft-page-break/>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huhlfeho&quot;,&quot;properties&quot;:{&quot;formattedCitation&quot;:&quot;(Tekinba\\uc0\\u351{} et al., 2010)&quot;,&quot;plainCitation&quot;:&quot;(Tekinbaş et al., 2010)&quot;,&quot;noteIndex&quot;:0},&quot;citationItems&quot;:[{&quot;id&quot;:2148,&quot;uris&quot;:[&quot;http://zotero.org/users/1913249/items/3AQZ3WDH&quot;,[&quot;http://zotero.org/users/1913249/items/3AQZ3WDH&quot;]],&quot;itemData&quot;:{&quot;id&quot;:2148,&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Y4FquZ0Pcu"/><text:span text:style-name="T8">(Tekinbaş et al., 2010)</text:span><text:reference-mark-end text:name="ZOTERO_ITEM CSL_CITATION {&quot;citationID&quot;:&quot;huhlfeho&quot;,&quot;properties&quot;:{&quot;formattedCitation&quot;:&quot;(Tekinba\\uc0\\u351{} et al., 2010)&quot;,&quot;plainCitation&quot;:&quot;(Tekinbaş et al., 2010)&quot;,&quot;noteIndex&quot;:0},&quot;citationItems&quot;:[{&quot;id&quot;:2148,&quot;uris&quot;:[&quot;http://zotero.org/users/1913249/items/3AQZ3WDH&quot;,[&quot;http://zotero.org/users/1913249/items/3AQZ3WDH&quot;]],&quot;itemData&quot;:{&quot;id&quot;:2148,&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Y4FquZ0Pcu"/>.</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tjhgpgd&quot;,&quot;properties&quot;:{&quot;formattedCitation&quot;:&quot;(Boyle and Kao, 2017)&quot;,&quot;plainCitation&quot;:&quot;(Boyle and Kao, 2017)&quot;,&quot;noteIndex&quot;:0},&quot;citationItems&quot;:[{&quot;id&quot;:8772,&quot;uris&quot;:[&quot;http://zotero.org/users/1913249/items/47HDZ7GT&quot;,[&quot;http://zotero.org/users/1913249/items/47HDZ7GT&quot;]],&quot;itemData&quot;:{&quot;id&quot;:8772,&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prefix&quot;:&quot;&quot;,&quot;suffix&quot;:&quot;&quot;}],&quot;schema&quot;:&quot;https://github.com/citation-style-language/schema/raw/master/csl-citation.json&quot;} RNDiAiZmLPxBw"/>(Boyle and Kao, 2017)<text:reference-mark-end text:name="ZOTERO_ITEM CSL_CITATION {&quot;citationID&quot;:&quot;jtjhgpgd&quot;,&quot;properties&quot;:{&quot;formattedCitation&quot;:&quot;(Boyle and Kao, 2017)&quot;,&quot;plainCitation&quot;:&quot;(Boyle and Kao, 2017)&quot;,&quot;noteIndex&quot;:0},&quot;citationItems&quot;:[{&quot;id&quot;:8772,&quot;uris&quot;:[&quot;http://zotero.org/users/1913249/items/47HDZ7GT&quot;,[&quot;http://zotero.org/users/1913249/items/47HDZ7GT&quot;]],&quot;itemData&quot;:{&quot;id&quot;:8772,&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prefix&quot;:&quot;&quot;,&quot;suffix&quot;:&quot;&quot;}],&quot;schema&quot;:&quot;https://github.com/citation-style-language/schema/raw/master/csl-citation.json&quot;} RNDiAiZmLPxBw"/>.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gutrzqtc&quot;,&quot;properties&quot;:{&quot;formattedCitation&quot;:&quot;(Garda, 2014)&quot;,&quot;plainCitation&quot;:&quot;(Garda, 2014)&quot;,&quot;noteIndex&quot;:0},&quot;citationItems&quot;:[{&quot;id&quot;:8785,&quot;uris&quot;:[&quot;http://zotero.org/users/1913249/items/U5QUFD8Q&quot;,[&quot;http://zotero.org/users/1913249/items/U5QUFD8Q&quot;]],&quot;itemData&quot;:{&quot;id&quot;:8785,&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prefix&quot;:&quot;&quot;,&quot;suffix&quot;:&quot;&quot;}],&quot;schema&quot;:&quot;https://github.com/citation-style-language/schema/raw/master/csl-citation.json&quot;} RND13Pso4KJ4m"/>(Garda, 2014)<text:reference-mark-end text:name="ZOTERO_ITEM CSL_CITATION {&quot;citationID&quot;:&quot;gutrzqtc&quot;,&quot;properties&quot;:{&quot;formattedCitation&quot;:&quot;(Garda, 2014)&quot;,&quot;plainCitation&quot;:&quot;(Garda, 2014)&quot;,&quot;noteIndex&quot;:0},&quot;citationItems&quot;:[{&quot;id&quot;:8785,&quot;uris&quot;:[&quot;http://zotero.org/users/1913249/items/U5QUFD8Q&quot;,[&quot;http://zotero.org/users/1913249/items/U5QUFD8Q&quot;]],&quot;itemData&quot;:{&quot;id&quot;:8785,&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prefix&quot;:&quot;&quot;,&quot;suffix&quot;:&quot;&quot;}],&quot;schema&quot;:&quot;https://github.com/citation-style-language/schema/raw/master/csl-citation.json&quot;} RND13Pso4KJ4m"/>.</text:p>
      <text:h text:style-name="Heading_20_3" text:outline-level="3"><text:bookmark-start text:name="computing-as-a-school-subject-in-the-uk"/>Computing as a School Subject in the UK<text:bookmark-end text:name="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ezfxdzbw&quot;,&quot;properties&quot;:{&quot;formattedCitation&quot;:&quot;(Livingstone and Hope, 2011)&quot;,&quot;plainCitation&quot;:&quot;(Livingstone and Hope, 2011)&quot;,&quot;noteIndex&quot;:0},&quot;citationItems&quot;:[{&quot;id&quot;:7113,&quot;uris&quot;:[&quot;http://zotero.org/users/1913249/items/VBXU3WDU&quot;,[&quot;http://zotero.org/users/1913249/items/VBXU3WDU&quot;]],&quot;itemData&quot;:{&quot;id&quot;:711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oqmtm2rVPF"/>(Livingstone and Hope, 2011)<text:reference-mark-end text:name="ZOTERO_ITEM CSL_CITATION {&quot;citationID&quot;:&quot;ezfxdzbw&quot;,&quot;properties&quot;:{&quot;formattedCitation&quot;:&quot;(Livingstone and Hope, 2011)&quot;,&quot;plainCitation&quot;:&quot;(Livingstone and Hope, 2011)&quot;,&quot;noteIndex&quot;:0},&quot;citationItems&quot;:[{&quot;id&quot;:7113,&quot;uris&quot;:[&quot;http://zotero.org/users/1913249/items/VBXU3WDU&quot;,[&quot;http://zotero.org/users/1913249/items/VBXU3WDU&quot;]],&quot;itemData&quot;:{&quot;id&quot;:711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oqmtm2rVPF"/>.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oplrcnth&quot;,&quot;properties&quot;:{&quot;formattedCitation&quot;:&quot;(Waite, 2017)&quot;,&quot;plainCitation&quot;:&quot;(Waite, 2017)&quot;,&quot;noteIndex&quot;:0},&quot;citationItems&quot;:[{&quot;id&quot;:5976,&quot;uris&quot;:[&quot;http://zotero.org/users/1913249/items/R4M4KKC8&quot;,[&quot;http://zotero.org/users/1913249/items/R4M4KKC8&quot;]],&quot;itemData&quot;:{&quot;id&quot;:5976,&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prefix&quot;:&quot;&quot;,&quot;suffix&quot;:&quot;&quot;}],&quot;schema&quot;:&quot;https://github.com/citation-style-language/schema/raw/master/csl-citation.json&quot;} RNDv8tVpN7tBs"/>(Waite, 2017)<text:reference-mark-end text:name="ZOTERO_ITEM CSL_CITATION {&quot;citationID&quot;:&quot;oplrcnth&quot;,&quot;properties&quot;:{&quot;formattedCitation&quot;:&quot;(Waite, 2017)&quot;,&quot;plainCitation&quot;:&quot;(Waite, 2017)&quot;,&quot;noteIndex&quot;:0},&quot;citationItems&quot;:[{&quot;id&quot;:5976,&quot;uris&quot;:[&quot;http://zotero.org/users/1913249/items/R4M4KKC8&quot;,[&quot;http://zotero.org/users/1913249/items/R4M4KKC8&quot;]],&quot;itemData&quot;:{&quot;id&quot;:5976,&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prefix&quot;:&quot;&quot;,&quot;suffix&quot;:&quot;&quot;}],&quot;schema&quot;:&quot;https://github.com/citation-style-language/schema/raw/master/csl-citation.json&quot;} RNDv8tVpN7tBs"/>,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empowerment-agenda-of-authentic-computing-aligning-with-personal-motivations"/><text:soft-page-break/>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xml:id="list3815865473" text:style-name="L11">
        <text:list-item>
          <text:p text:style-name="P13">DIY music and protest event organisation</text:p>
        </text:list-item>
        <text:list-item>
          <text:p text:style-name="P13">Participatory media making for social and environmental causes</text:p>
        </text:list-item>
        <text:list-item>
          <text:p text:style-name="P13">Documentation writing using collaborative processes</text:p>
        </text:list-item>
        <text:list-item>
          <text:p text:style-name="P13">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xml:id="list357359508" text:style-name="L12">
        <text:list-item>
          <text:p text:style-name="P14">Hive Manchester and Code Club</text:p>
        </text:list-item>
        <text:list-item>
          <text:p text:style-name="P14">Coder Dojo</text:p>
        </text:list-item>
        <text:list-item>
          <text:p text:style-name="P14">Creative coding at Manchester Libraries</text:p>
        </text:list-item>
        <text:list-item>
          <text:p text:style-name="P14">Speciality training for PGCE and Primary Education programmes</text:p>
        </text:list-item>
        <text:list-item>
          <text:p text:style-name="P1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vztxzrme&quot;,&quot;properties&quot;:{&quot;formattedCitation&quot;:&quot;(Lee and Soep, 2016)&quot;,&quot;plainCitation&quot;:&quot;(Lee and Soep, 2016)&quot;,&quot;noteIndex&quot;:0},&quot;citationItems&quot;:[{&quot;id&quot;:9340,&quot;uris&quot;:[&quot;http://zotero.org/users/1913249/items/NN25MFNI&quot;,[&quot;http://zotero.org/users/1913249/items/NN25MFNI&quot;]],&quot;itemData&quot;:{&quot;id&quot;:934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volume&quot;:&quot;49&quot;,&quot;author&quot;:[{&quot;family&quot;:&quot;Lee&quot;,&quot;given&quot;:&quot;Clifford H.&quot;},{&quot;family&quot;:&quot;Soep&quot;,&quot;given&quot;:&quot;Elisabeth&quot;}],&quot;issued&quot;:{&quot;date-parts&quot;:[[&quot;2016&quot;,10,1]]}},&quot;prefix&quot;:&quot;&quot;,&quot;suffix&quot;:&quot;&quot;}],&quot;schema&quot;:&quot;https://github.com/citation-style-language/schema/raw/master/csl-citation.json&quot;} RNDSrarMz46si"/>(Lee and Soep, 2016)<text:reference-mark-end text:name="ZOTERO_ITEM CSL_CITATION {&quot;citationID&quot;:&quot;vztxzrme&quot;,&quot;properties&quot;:{&quot;formattedCitation&quot;:&quot;(Lee and Soep, 2016)&quot;,&quot;plainCitation&quot;:&quot;(Lee and Soep, 2016)&quot;,&quot;noteIndex&quot;:0},&quot;citationItems&quot;:[{&quot;id&quot;:9340,&quot;uris&quot;:[&quot;http://zotero.org/users/1913249/items/NN25MFNI&quot;,[&quot;http://zotero.org/users/1913249/items/NN25MFNI&quot;]],&quot;itemData&quot;:{&quot;id&quot;:934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volume&quot;:&quot;49&quot;,&quot;author&quot;:[{&quot;family&quot;:&quot;Lee&quot;,&quot;given&quot;:&quot;Clifford H.&quot;},{&quot;family&quot;:&quot;Soep&quot;,&quot;given&quot;:&quot;Elisabeth&quot;}],&quot;issued&quot;:{&quot;date-parts&quot;:[[&quot;2016&quot;,10,1]]}},&quot;prefix&quot;:&quot;&quot;,&quot;suffix&quot;:&quot;&quot;}],&quot;schema&quot;:&quot;https://github.com/citation-style-language/schema/raw/master/csl-citation.json&quot;} RNDSrarMz46si"/>.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text:soft-page-break/>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gbqfqnzh&quot;,&quot;properties&quot;:{&quot;formattedCitation&quot;:&quot;(Kafai and Burke, 2014; Kafai et al., 2017)&quot;,&quot;plainCitation&quot;:&quot;(Kafai and Burke, 2014; Kafai et al., 2017)&quot;,&quot;noteIndex&quot;:0},&quot;citationItems&quot;:[{&quot;id&quot;:5895,&quot;uris&quot;:[&quot;http://zotero.org/users/1913249/items/BB9XR78K&quot;,[&quot;http://zotero.org/users/1913249/items/BB9XR78K&quot;]],&quot;itemData&quot;:{&quot;id&quot;:5895,&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prefix&quot;:&quot;&quot;,&quot;suffix&quot;:&quot;&quot;},{&quot;id&quot;:2536,&quot;uris&quot;:[&quot;http://zotero.org/users/1913249/items/XCATBQNK&quot;,[&quot;http://zotero.org/users/1913249/items/XCATBQNK&quot;]],&quot;itemData&quot;:{&quot;id&quot;:253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VVM6rs4QrR"/>(Kafai and Burke, 2014; Kafai et al., 2017)<text:reference-mark-end text:name="ZOTERO_ITEM CSL_CITATION {&quot;citationID&quot;:&quot;gbqfqnzh&quot;,&quot;properties&quot;:{&quot;formattedCitation&quot;:&quot;(Kafai and Burke, 2014; Kafai et al., 2017)&quot;,&quot;plainCitation&quot;:&quot;(Kafai and Burke, 2014; Kafai et al., 2017)&quot;,&quot;noteIndex&quot;:0},&quot;citationItems&quot;:[{&quot;id&quot;:5895,&quot;uris&quot;:[&quot;http://zotero.org/users/1913249/items/BB9XR78K&quot;,[&quot;http://zotero.org/users/1913249/items/BB9XR78K&quot;]],&quot;itemData&quot;:{&quot;id&quot;:5895,&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prefix&quot;:&quot;&quot;,&quot;suffix&quot;:&quot;&quot;},{&quot;id&quot;:2536,&quot;uris&quot;:[&quot;http://zotero.org/users/1913249/items/XCATBQNK&quot;,[&quot;http://zotero.org/users/1913249/items/XCATBQNK&quot;]],&quot;itemData&quot;:{&quot;id&quot;:253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VVM6rs4QrR"/>.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aipvgrmm&quot;,&quot;properties&quot;:{&quot;formattedCitation&quot;:&quot;(Basham and Marino, 2013)&quot;,&quot;plainCitation&quot;:&quot;(Basham and Marino, 2013)&quot;,&quot;noteIndex&quot;:0},&quot;citationItems&quot;:[{&quot;id&quot;:8771,&quot;uris&quot;:[&quot;http://zotero.org/users/1913249/items/ZEEIICT3&quot;,[&quot;http://zotero.org/users/1913249/items/ZEEIICT3&quot;]],&quot;itemData&quot;:{&quot;id&quot;:8771,&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AiHzOsaZUO"/>(Basham and Marino, 2013)<text:reference-mark-end text:name="ZOTERO_ITEM CSL_CITATION {&quot;citationID&quot;:&quot;aipvgrmm&quot;,&quot;properties&quot;:{&quot;formattedCitation&quot;:&quot;(Basham and Marino, 2013)&quot;,&quot;plainCitation&quot;:&quot;(Basham and Marino, 2013)&quot;,&quot;noteIndex&quot;:0},&quot;citationItems&quot;:[{&quot;id&quot;:8771,&quot;uris&quot;:[&quot;http://zotero.org/users/1913249/items/ZEEIICT3&quot;,[&quot;http://zotero.org/users/1913249/items/ZEEIICT3&quot;]],&quot;itemData&quot;:{&quot;id&quot;:8771,&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AiHzOsaZUO"/>.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epqsitfx&quot;,&quot;properties&quot;:{&quot;formattedCitation&quot;:&quot;(Black-Hawkins et al., 2008)&quot;,&quot;plainCitation&quot;:&quot;(Black-Hawkins et al., 2008)&quot;,&quot;noteIndex&quot;:0},&quot;citationItems&quot;:[{&quot;id&quot;:8035,&quot;uris&quot;:[&quot;http://zotero.org/users/1913249/items/CTT4LVZ4&quot;,[&quot;http://zotero.org/users/1913249/items/CTT4LVZ4&quot;]],&quot;itemData&quot;:{&quot;id&quot;:8035,&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10iXvOkEv3"/>(Black-Hawkins et al., 2008)<text:reference-mark-end text:name="ZOTERO_ITEM CSL_CITATION {&quot;citationID&quot;:&quot;epqsitfx&quot;,&quot;properties&quot;:{&quot;formattedCitation&quot;:&quot;(Black-Hawkins et al., 2008)&quot;,&quot;plainCitation&quot;:&quot;(Black-Hawkins et al., 2008)&quot;,&quot;noteIndex&quot;:0},&quot;citationItems&quot;:[{&quot;id&quot;:8035,&quot;uris&quot;:[&quot;http://zotero.org/users/1913249/items/CTT4LVZ4&quot;,[&quot;http://zotero.org/users/1913249/items/CTT4LVZ4&quot;]],&quot;itemData&quot;:{&quot;id&quot;:8035,&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10iXvOkEv3"/>. The issue of alienation from the culture of computing in schools has been identified as an issue of concern especially for girls and some ethnic minorities <text:reference-mark-start text:name="ZOTERO_ITEM CSL_CITATION {&quot;citationID&quot;:&quot;joprhuhi&quot;,&quot;properties&quot;:{&quot;formattedCitation&quot;:&quot;(The Royal Society, 2017)&quot;,&quot;plainCitation&quot;:&quot;(The Royal Society, 2017)&quot;,&quot;noteIndex&quot;:0},&quot;citationItems&quot;:[{&quot;id&quot;:2087,&quot;uris&quot;:[&quot;http://zotero.org/users/1913249/items/VC9G3QNW&quot;,[&quot;http://zotero.org/users/1913249/items/VC9G3QNW&quot;]],&quot;itemData&quot;:{&quot;id&quot;:2087,&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prefix&quot;:&quot;&quot;,&quot;suffix&quot;:&quot;&quot;}],&quot;schema&quot;:&quot;https://github.com/citation-style-language/schema/raw/master/csl-citation.json&quot;} RNDjooePQWss9"/>(The Royal Society, 2017)<text:reference-mark-end text:name="ZOTERO_ITEM CSL_CITATION {&quot;citationID&quot;:&quot;joprhuhi&quot;,&quot;properties&quot;:{&quot;formattedCitation&quot;:&quot;(The Royal Society, 2017)&quot;,&quot;plainCitation&quot;:&quot;(The Royal Society, 2017)&quot;,&quot;noteIndex&quot;:0},&quot;citationItems&quot;:[{&quot;id&quot;:2087,&quot;uris&quot;:[&quot;http://zotero.org/users/1913249/items/VC9G3QNW&quot;,[&quot;http://zotero.org/users/1913249/items/VC9G3QNW&quot;]],&quot;itemData&quot;:{&quot;id&quot;:2087,&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prefix&quot;:&quot;&quot;,&quot;suffix&quot;:&quot;&quot;}],&quot;schema&quot;:&quot;https://github.com/citation-style-language/schema/raw/master/csl-citation.json&quot;} RNDjooePQWss9"/>.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text:soft-page-break/>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sdrjuyxw&quot;,&quot;properties&quot;:{&quot;formattedCitation&quot;:&quot;(Cook et al., 2016)&quot;,&quot;plainCitation&quot;:&quot;(Cook et al., 2016)&quot;,&quot;noteIndex&quot;:0},&quot;citationItems&quot;:[{&quot;id&quot;:8602,&quot;uris&quot;:[&quot;http://zotero.org/users/1913249/items/NQJRLAS4&quot;,[&quot;http://zotero.org/users/1913249/items/NQJRLAS4&quot;]],&quot;itemData&quot;:{&quot;id&quot;:8602,&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prefix&quot;:&quot;&quot;,&quot;suffix&quot;:&quot;&quot;}],&quot;schema&quot;:&quot;https://github.com/citation-style-language/schema/raw/master/csl-citation.json&quot;} RND3nyqUpDXdK"/>(Cook et al., 2016)<text:reference-mark-end text:name="ZOTERO_ITEM CSL_CITATION {&quot;citationID&quot;:&quot;sdrjuyxw&quot;,&quot;properties&quot;:{&quot;formattedCitation&quot;:&quot;(Cook et al., 2016)&quot;,&quot;plainCitation&quot;:&quot;(Cook et al., 2016)&quot;,&quot;noteIndex&quot;:0},&quot;citationItems&quot;:[{&quot;id&quot;:8602,&quot;uris&quot;:[&quot;http://zotero.org/users/1913249/items/NQJRLAS4&quot;,[&quot;http://zotero.org/users/1913249/items/NQJRLAS4&quot;]],&quot;itemData&quot;:{&quot;id&quot;:8602,&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prefix&quot;:&quot;&quot;,&quot;suffix&quot;:&quot;&quot;}],&quot;schema&quot;:&quot;https://github.com/citation-style-language/schema/raw/master/csl-citation.json&quot;} RND3nyqUpDXdK"/> explored the alignment of UDL with another framework, CRA, which consists of a three stage model to support learners to develop concepts <text:reference-mark-start text:name="ZOTERO_ITEM CSL_CITATION {&quot;citationID&quot;:&quot;hwmmwmhe&quot;,&quot;properties&quot;:{&quot;formattedCitation&quot;:&quot;(Fyfe et al., 2014)&quot;,&quot;plainCitation&quot;:&quot;(Fyfe et al., 2014)&quot;,&quot;noteIndex&quot;:0},&quot;citationItems&quot;:[{&quot;id&quot;:7901,&quot;uris&quot;:[&quot;http://zotero.org/users/1913249/items/5L265CMQ&quot;,[&quot;http://zotero.org/users/1913249/items/5L265CMQ&quot;]],&quot;itemData&quot;:{&quot;id&quot;:790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prefix&quot;:&quot;&quot;,&quot;suffix&quot;:&quot;&quot;}],&quot;schema&quot;:&quot;https://github.com/citation-style-language/schema/raw/master/csl-citation.json&quot;} RNDI3zCmrfsLU"/>(Fyfe et al., 2014)<text:reference-mark-end text:name="ZOTERO_ITEM CSL_CITATION {&quot;citationID&quot;:&quot;hwmmwmhe&quot;,&quot;properties&quot;:{&quot;formattedCitation&quot;:&quot;(Fyfe et al., 2014)&quot;,&quot;plainCitation&quot;:&quot;(Fyfe et al., 2014)&quot;,&quot;noteIndex&quot;:0},&quot;citationItems&quot;:[{&quot;id&quot;:7901,&quot;uris&quot;:[&quot;http://zotero.org/users/1913249/items/5L265CMQ&quot;,[&quot;http://zotero.org/users/1913249/items/5L265CMQ&quot;]],&quot;itemData&quot;:{&quot;id&quot;:790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prefix&quot;:&quot;&quot;,&quot;suffix&quot;:&quot;&quot;}],&quot;schema&quot;:&quot;https://github.com/citation-style-language/schema/raw/master/csl-citation.json&quot;} RNDI3zCmrfsLU"/>.</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ddjiyxqv&quot;,&quot;properties&quot;:{&quot;formattedCitation&quot;:&quot;(Jenkins, 2009)&quot;,&quot;plainCitation&quot;:&quot;(Jenkins, 2009)&quot;,&quot;noteIndex&quot;:0},&quot;citationItems&quot;:[{&quot;id&quot;:2283,&quot;uris&quot;:[&quot;http://zotero.org/users/1913249/items/J5I7XRGH&quot;,[&quot;http://zotero.org/users/1913249/items/J5I7XRGH&quot;]],&quot;itemData&quot;:{&quot;id&quot;:2283,&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prefix&quot;:&quot;&quot;,&quot;suffix&quot;:&quot;&quot;}],&quot;schema&quot;:&quot;https://github.com/citation-style-language/schema/raw/master/csl-citation.json&quot;} RNDFFG7Wta6vD"/>(Jenkins, 2009)<text:reference-mark-end text:name="ZOTERO_ITEM CSL_CITATION {&quot;citationID&quot;:&quot;ddjiyxqv&quot;,&quot;properties&quot;:{&quot;formattedCitation&quot;:&quot;(Jenkins, 2009)&quot;,&quot;plainCitation&quot;:&quot;(Jenkins, 2009)&quot;,&quot;noteIndex&quot;:0},&quot;citationItems&quot;:[{&quot;id&quot;:2283,&quot;uris&quot;:[&quot;http://zotero.org/users/1913249/items/J5I7XRGH&quot;,[&quot;http://zotero.org/users/1913249/items/J5I7XRGH&quot;]],&quot;itemData&quot;:{&quot;id&quot;:2283,&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prefix&quot;:&quot;&quot;,&quot;suffix&quot;:&quot;&quot;}],&quot;schema&quot;:&quot;https://github.com/citation-style-language/schema/raw/master/csl-citation.json&quot;} RNDFFG7Wta6vD"/>,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qjhiclyp&quot;,&quot;properties&quot;:{&quot;formattedCitation&quot;:&quot;(Livingstone et al., 2018)&quot;,&quot;plainCitation&quot;:&quot;(Livingstone et al., 2018)&quot;,&quot;noteIndex&quot;:0},&quot;citationItems&quot;:[{&quot;id&quot;:6733,&quot;uris&quot;:[&quot;http://zotero.org/users/1913249/items/TGJKKB2I&quot;,[&quot;http://zotero.org/users/1913249/items/TGJKKB2I&quot;]],&quot;itemData&quot;:{&quot;id&quot;:6733,&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prefix&quot;:&quot;&quot;,&quot;suffix&quot;:&quot;&quot;}],&quot;schema&quot;:&quot;https://github.com/citation-style-language/schema/raw/master/csl-citation.json&quot;} RNDARyjlRc3cc"/>(Livingstone et al., 2018)<text:reference-mark-end text:name="ZOTERO_ITEM CSL_CITATION {&quot;citationID&quot;:&quot;qjhiclyp&quot;,&quot;properties&quot;:{&quot;formattedCitation&quot;:&quot;(Livingstone et al., 2018)&quot;,&quot;plainCitation&quot;:&quot;(Livingstone et al., 2018)&quot;,&quot;noteIndex&quot;:0},&quot;citationItems&quot;:[{&quot;id&quot;:6733,&quot;uris&quot;:[&quot;http://zotero.org/users/1913249/items/TGJKKB2I&quot;,[&quot;http://zotero.org/users/1913249/items/TGJKKB2I&quot;]],&quot;itemData&quot;:{&quot;id&quot;:6733,&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prefix&quot;:&quot;&quot;,&quot;suffix&quot;:&quot;&quot;}],&quot;schema&quot;:&quot;https://github.com/citation-style-language/schema/raw/master/csl-citation.json&quot;} RNDARyjlRc3cc"/>.</text:p>
      <text:p text:style-name="Text_20_body">Research exploring home game playing and digital activity uncovers material that families may bring into a non-formal game making process.</text:p>
      <text:p text:style-name="P2"><text:soft-page-break/>Messing around and affinity groups. Ito’s work on and naturalistic studies of digital use and creativity in the home including the value of informal playing around <text:reference-mark-start text:name="ZOTERO_ITEM CSL_CITATION {&quot;citationID&quot;:&quot;lvkgisqz&quot;,&quot;properties&quot;:{&quot;formattedCitation&quot;:&quot;(It\\uc0\\u333{} et al., 2010; Ito et al., 2013)&quot;,&quot;plainCitation&quot;:&quot;(Itō et al., 2010; Ito et al., 2013)&quot;,&quot;noteIndex&quot;:0},&quot;citationItems&quot;:[{&quot;id&quot;:47,&quot;uris&quot;:[&quot;http://zotero.org/users/1913249/items/5DBVY3L5&quot;,[&quot;http://zotero.org/users/1913249/items/5DBVY3L5&quot;]],&quot;itemData&quot;:{&quot;id&quot;:47,&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prefix&quot;:&quot;&quot;,&quot;suffix&quot;:&quot;&quot;},{&quot;id&quot;:1559,&quot;uris&quot;:[&quot;http://zotero.org/users/1913249/items/URKI7FTD&quot;,[&quot;http://zotero.org/users/1913249/items/URKI7FTD&quot;]],&quot;itemData&quot;:{&quot;id&quot;:155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prefix&quot;:&quot;&quot;,&quot;suffix&quot;:&quot;&quot;}],&quot;schema&quot;:&quot;https://github.com/citation-style-language/schema/raw/master/csl-citation.json&quot;} RNDM1ECseSfJR"/><text:span text:style-name="T8">(Itō et al., 2010; Ito et al., 2013)</text:span><text:reference-mark-end text:name="ZOTERO_ITEM CSL_CITATION {&quot;citationID&quot;:&quot;lvkgisqz&quot;,&quot;properties&quot;:{&quot;formattedCitation&quot;:&quot;(It\\uc0\\u333{} et al., 2010; Ito et al., 2013)&quot;,&quot;plainCitation&quot;:&quot;(Itō et al., 2010; Ito et al., 2013)&quot;,&quot;noteIndex&quot;:0},&quot;citationItems&quot;:[{&quot;id&quot;:47,&quot;uris&quot;:[&quot;http://zotero.org/users/1913249/items/5DBVY3L5&quot;,[&quot;http://zotero.org/users/1913249/items/5DBVY3L5&quot;]],&quot;itemData&quot;:{&quot;id&quot;:47,&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prefix&quot;:&quot;&quot;,&quot;suffix&quot;:&quot;&quot;},{&quot;id&quot;:1559,&quot;uris&quot;:[&quot;http://zotero.org/users/1913249/items/URKI7FTD&quot;,[&quot;http://zotero.org/users/1913249/items/URKI7FTD&quot;]],&quot;itemData&quot;:{&quot;id&quot;:155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prefix&quot;:&quot;&quot;,&quot;suffix&quot;:&quot;&quot;}],&quot;schema&quot;:&quot;https://github.com/citation-style-language/schema/raw/master/csl-citation.json&quot;} RNDM1ECseSfJR"/>, and Gee and the process of tapping into affinity groups and affinity spaces <text:reference-mark-start text:name="ZOTERO_ITEM CSL_CITATION {&quot;citationID&quot;:&quot;sblzsfmw&quot;,&quot;properties&quot;:{&quot;formattedCitation&quot;:&quot;(Gee, 2004)&quot;,&quot;plainCitation&quot;:&quot;(Gee, 2004)&quot;,&quot;noteIndex&quot;:0},&quot;citationItems&quot;:[{&quot;id&quot;:1310,&quot;uris&quot;:[&quot;http://zotero.org/users/1913249/items/M6377K76&quot;,[&quot;http://zotero.org/users/1913249/items/M6377K76&quot;]],&quot;itemData&quot;:{&quot;id&quot;:1310,&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prefix&quot;:&quot;&quot;,&quot;suffix&quot;:&quot;&quot;}],&quot;schema&quot;:&quot;https://github.com/citation-style-language/schema/raw/master/csl-citation.json&quot;} RND5Jc0HsFBKz"/>(Gee, 2004)<text:reference-mark-end text:name="ZOTERO_ITEM CSL_CITATION {&quot;citationID&quot;:&quot;sblzsfmw&quot;,&quot;properties&quot;:{&quot;formattedCitation&quot;:&quot;(Gee, 2004)&quot;,&quot;plainCitation&quot;:&quot;(Gee, 2004)&quot;,&quot;noteIndex&quot;:0},&quot;citationItems&quot;:[{&quot;id&quot;:1310,&quot;uris&quot;:[&quot;http://zotero.org/users/1913249/items/M6377K76&quot;,[&quot;http://zotero.org/users/1913249/items/M6377K76&quot;]],&quot;itemData&quot;:{&quot;id&quot;:1310,&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prefix&quot;:&quot;&quot;,&quot;suffix&quot;:&quot;&quot;}],&quot;schema&quot;:&quot;https://github.com/citation-style-language/schema/raw/master/csl-citation.json&quot;} RND5Jc0HsFBKz"/>.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urldppnp&quot;,&quot;properties&quot;:{&quot;formattedCitation&quot;:&quot;(Kafai et al., 2016:56)&quot;,&quot;plainCitation&quot;:&quot;(Kafai et al., 2016:56)&quot;,&quot;noteIndex&quot;:0},&quot;citationItems&quot;:[{&quot;id&quot;:1632,&quot;uris&quot;:[&quot;http://zotero.org/users/1913249/items/C9RM6JHC&quot;,[&quot;http://zotero.org/users/1913249/items/C9RM6JHC&quot;]],&quot;itemData&quot;:{&quot;id&quot;:163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locator&quot;:&quot; 56&quot;,&quot;prefix&quot;:&quot;&quot;}],&quot;schema&quot;:&quot;https://github.com/citation-style-language/schema/raw/master/csl-citation.json&quot;} RND7R1WcRrY2X"/>(Kafai et al., 2016:56)<text:reference-mark-end text:name="ZOTERO_ITEM CSL_CITATION {&quot;citationID&quot;:&quot;urldppnp&quot;,&quot;properties&quot;:{&quot;formattedCitation&quot;:&quot;(Kafai et al., 2016:56)&quot;,&quot;plainCitation&quot;:&quot;(Kafai et al., 2016:56)&quot;,&quot;noteIndex&quot;:0},&quot;citationItems&quot;:[{&quot;id&quot;:1632,&quot;uris&quot;:[&quot;http://zotero.org/users/1913249/items/C9RM6JHC&quot;,[&quot;http://zotero.org/users/1913249/items/C9RM6JHC&quot;]],&quot;itemData&quot;:{&quot;id&quot;:163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locator&quot;:&quot; 56&quot;,&quot;prefix&quot;:&quot;&quot;}],&quot;schema&quot;:&quot;https://github.com/citation-style-language/schema/raw/master/csl-citation.json&quot;} RND7R1WcRrY2X"/>.</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3">Outline of the home eduction context of this study:</text:span> The processes and motivations driving of home education are varied <text:reference-mark-start text:name="ZOTERO_ITEM CSL_CITATION {&quot;citationID&quot;:&quot;vbcyemfv&quot;,&quot;properties&quot;:{&quot;formattedCitation&quot;:&quot;(Fensham-Smith, 2021)&quot;,&quot;plainCitation&quot;:&quot;(Fensham-Smith, 2021)&quot;,&quot;noteIndex&quot;:0},&quot;citationItems&quot;:[{&quot;id&quot;:9335,&quot;uris&quot;:[&quot;http://zotero.org/users/1913249/items/F748Z3W8&quot;,[&quot;http://zotero.org/users/1913249/items/F748Z3W8&quot;]],&quot;itemData&quot;:{&quot;id&quot;:9335,&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volume&quot;:&quot;12&quot;,&quot;author&quot;:[{&quot;family&quot;:&quot;Fensham-Smith&quot;,&quot;given&quot;:&quot;Amber Joy&quot;}],&quot;issued&quot;:{&quot;date-parts&quot;:[[&quot;2021&quot;,6,1]]}},&quot;prefix&quot;:&quot;&quot;,&quot;suffix&quot;:&quot;&quot;}],&quot;schema&quot;:&quot;https://github.com/citation-style-language/schema/raw/master/csl-citation.json&quot;} RND12zWnNvDxT"/>(Fensham-Smith, 2021)<text:reference-mark-end text:name="ZOTERO_ITEM CSL_CITATION {&quot;citationID&quot;:&quot;vbcyemfv&quot;,&quot;properties&quot;:{&quot;formattedCitation&quot;:&quot;(Fensham-Smith, 2021)&quot;,&quot;plainCitation&quot;:&quot;(Fensham-Smith, 2021)&quot;,&quot;noteIndex&quot;:0},&quot;citationItems&quot;:[{&quot;id&quot;:9335,&quot;uris&quot;:[&quot;http://zotero.org/users/1913249/items/F748Z3W8&quot;,[&quot;http://zotero.org/users/1913249/items/F748Z3W8&quot;]],&quot;itemData&quot;:{&quot;id&quot;:9335,&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volume&quot;:&quot;12&quot;,&quot;author&quot;:[{&quot;family&quot;:&quot;Fensham-Smith&quot;,&quot;given&quot;:&quot;Amber Joy&quot;}],&quot;issued&quot;:{&quot;date-parts&quot;:[[&quot;2021&quot;,6,1]]}},&quot;prefix&quot;:&quot;&quot;,&quot;suffix&quot;:&quot;&quot;}],&quot;schema&quot;:&quot;https://github.com/citation-style-language/schema/raw/master/csl-citation.json&quot;} RND12zWnNvDxT"/>. Classic ideas of reasons for HE include pedagogy and ideology <text:reference-mark-start text:name="ZOTERO_ITEM CSL_CITATION {&quot;citationID&quot;:&quot;viffpcru&quot;,&quot;properties&quot;:{&quot;formattedCitation&quot;:&quot;(Galen and Pitman, 1991)&quot;,&quot;plainCitation&quot;:&quot;(Galen and Pitman, 1991)&quot;,&quot;noteIndex&quot;:0},&quot;citationItems&quot;:[{&quot;id&quot;:9327,&quot;uris&quot;:[&quot;http://zotero.org/users/1913249/items/ZQHZ2GU8&quot;,[&quot;http://zotero.org/users/1913249/items/ZQHZ2GU8&quot;]],&quot;itemData&quot;:{&quot;id&quot;:9327,&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prefix&quot;:&quot;&quot;,&quot;suffix&quot;:&quot;&quot;}],&quot;schema&quot;:&quot;https://github.com/citation-style-language/schema/raw/master/csl-citation.json&quot;} RNDfSPi4ohg2b"/>(Galen and Pitman, 1991)<text:reference-mark-end text:name="ZOTERO_ITEM CSL_CITATION {&quot;citationID&quot;:&quot;viffpcru&quot;,&quot;properties&quot;:{&quot;formattedCitation&quot;:&quot;(Galen and Pitman, 1991)&quot;,&quot;plainCitation&quot;:&quot;(Galen and Pitman, 1991)&quot;,&quot;noteIndex&quot;:0},&quot;citationItems&quot;:[{&quot;id&quot;:9327,&quot;uris&quot;:[&quot;http://zotero.org/users/1913249/items/ZQHZ2GU8&quot;,[&quot;http://zotero.org/users/1913249/items/ZQHZ2GU8&quot;]],&quot;itemData&quot;:{&quot;id&quot;:9327,&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prefix&quot;:&quot;&quot;,&quot;suffix&quot;:&quot;&quot;}],&quot;schema&quot;:&quot;https://github.com/citation-style-language/schema/raw/master/csl-citation.json&quot;} RNDfSPi4ohg2b"/> <text:reference-mark-start text:name="ZOTERO_ITEM CSL_CITATION {&quot;citationID&quot;:&quot;ajjhtgqo&quot;,&quot;properties&quot;:{&quot;formattedCitation&quot;:&quot;(Rothermel, 2003)&quot;,&quot;plainCitation&quot;:&quot;(Rothermel, 2003)&quot;,&quot;noteIndex&quot;:0},&quot;citationItems&quot;:[{&quot;id&quot;:9329,&quot;uris&quot;:[&quot;http://zotero.org/users/1913249/items/AKHEZBKX&quot;,[&quot;http://zotero.org/users/1913249/items/AKHEZBKX&quot;]],&quot;itemData&quot;:{&quot;id&quot;:9329,&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volume&quot;:&quot;17&quot;,&quot;author&quot;:[{&quot;family&quot;:&quot;Rothermel&quot;,&quot;given&quot;:&quot;Paula&quot;}],&quot;issued&quot;:{&quot;date-parts&quot;:[[&quot;2003&quot;,5,15]]}},&quot;prefix&quot;:&quot;&quot;,&quot;suffix&quot;:&quot;&quot;}],&quot;schema&quot;:&quot;https://github.com/citation-style-language/schema/raw/master/csl-citation.json&quot;} RND3xfHc28iNe"/>(Rothermel, 2003)<text:reference-mark-end text:name="ZOTERO_ITEM CSL_CITATION {&quot;citationID&quot;:&quot;ajjhtgqo&quot;,&quot;properties&quot;:{&quot;formattedCitation&quot;:&quot;(Rothermel, 2003)&quot;,&quot;plainCitation&quot;:&quot;(Rothermel, 2003)&quot;,&quot;noteIndex&quot;:0},&quot;citationItems&quot;:[{&quot;id&quot;:9329,&quot;uris&quot;:[&quot;http://zotero.org/users/1913249/items/AKHEZBKX&quot;,[&quot;http://zotero.org/users/1913249/items/AKHEZBKX&quot;]],&quot;itemData&quot;:{&quot;id&quot;:9329,&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volume&quot;:&quot;17&quot;,&quot;author&quot;:[{&quot;family&quot;:&quot;Rothermel&quot;,&quot;given&quot;:&quot;Paula&quot;}],&quot;issued&quot;:{&quot;date-parts&quot;:[[&quot;2003&quot;,5,15]]}},&quot;prefix&quot;:&quot;&quot;,&quot;suffix&quot;:&quot;&quot;}],&quot;schema&quot;:&quot;https://github.com/citation-style-language/schema/raw/master/csl-citation.json&quot;} RND3xfHc28iNe"/>, and often both. My involvement with home ed networks stemmed from University outreach work. In the following section I draw on relevant research to identify characteristics and motivations of the networks and families that I tapped into.</text:p>
      <text:list xml:id="list2900329356" text:style-name="L13">
        <text:list-item>
          <text:p text:style-name="P15">Unschooling, Holt, drawing out interests of children in everyday activities and facilitating learning around that <text:reference-mark-start text:name="ZOTERO_ITEM CSL_CITATION {&quot;citationID&quot;:&quot;qnkjsurd&quot;,&quot;properties&quot;:{&quot;formattedCitation&quot;:&quot;(Gray and Riley, 2013)&quot;,&quot;plainCitation&quot;:&quot;(Gray and Riley, 2013)&quot;,&quot;noteIndex&quot;:0},&quot;citationItems&quot;:[{&quot;id&quot;:9334,&quot;uris&quot;:[&quot;http://zotero.org/users/1913249/items/CUNAU5ZC&quot;,[&quot;http://zotero.org/users/1913249/items/CUNAU5ZC&quot;]],&quot;itemData&quot;:{&quot;id&quot;:9334,&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prefix&quot;:&quot;&quot;,&quot;suffix&quot;:&quot;&quot;}],&quot;schema&quot;:&quot;https://github.com/citation-style-language/schema/raw/master/csl-citation.json&quot;} RNDVUK4OXF2oN"/>(Gray and Riley, 2013)<text:reference-mark-end text:name="ZOTERO_ITEM CSL_CITATION {&quot;citationID&quot;:&quot;qnkjsurd&quot;,&quot;properties&quot;:{&quot;formattedCitation&quot;:&quot;(Gray and Riley, 2013)&quot;,&quot;plainCitation&quot;:&quot;(Gray and Riley, 2013)&quot;,&quot;noteIndex&quot;:0},&quot;citationItems&quot;:[{&quot;id&quot;:9334,&quot;uris&quot;:[&quot;http://zotero.org/users/1913249/items/CUNAU5ZC&quot;,[&quot;http://zotero.org/users/1913249/items/CUNAU5ZC&quot;]],&quot;itemData&quot;:{&quot;id&quot;:9334,&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prefix&quot;:&quot;&quot;,&quot;suffix&quot;:&quot;&quot;}],&quot;schema&quot;:&quot;https://github.com/citation-style-language/schema/raw/master/csl-citation.json&quot;} RNDVUK4OXF2oN"/></text:p>
        </text:list-item>
        <text:list-item>
          <text:p text:style-name="P15">Webs of learning Illich - home ed families active in identifying networks to tap into <text:reference-mark-start text:name="ZOTERO_ITEM CSL_CITATION {&quot;citationID&quot;:&quot;grweirwq&quot;,&quot;properties&quot;:{&quot;formattedCitation&quot;:&quot;(Doroudi and Ahmad, 2023)&quot;,&quot;plainCitation&quot;:&quot;(Doroudi and Ahmad, 2023)&quot;,&quot;noteIndex&quot;:0},&quot;citationItems&quot;:[{&quot;id&quot;:9332,&quot;uris&quot;:[&quot;http://zotero.org/users/1913249/items/CR7JKY94&quot;,[&quot;http://zotero.org/users/1913249/items/CR7JKY94&quot;]],&quot;itemData&quot;:{&quot;id&quot;:9332,&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prefix&quot;:&quot;&quot;,&quot;suffix&quot;:&quot;&quot;}],&quot;schema&quot;:&quot;https://github.com/citation-style-language/schema/raw/master/csl-citation.json&quot;} RNDc1P6FIVe6F"/>(Doroudi and Ahmad, 2023)<text:reference-mark-end text:name="ZOTERO_ITEM CSL_CITATION {&quot;citationID&quot;:&quot;grweirwq&quot;,&quot;properties&quot;:{&quot;formattedCitation&quot;:&quot;(Doroudi and Ahmad, 2023)&quot;,&quot;plainCitation&quot;:&quot;(Doroudi and Ahmad, 2023)&quot;,&quot;noteIndex&quot;:0},&quot;citationItems&quot;:[{&quot;id&quot;:9332,&quot;uris&quot;:[&quot;http://zotero.org/users/1913249/items/CR7JKY94&quot;,[&quot;http://zotero.org/users/1913249/items/CR7JKY94&quot;]],&quot;itemData&quot;:{&quot;id&quot;:9332,&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prefix&quot;:&quot;&quot;,&quot;suffix&quot;:&quot;&quot;}],&quot;schema&quot;:&quot;https://github.com/citation-style-language/schema/raw/master/csl-citation.json&quot;} RNDc1P6FIVe6F"/> has a relevance with social networking groups and email lists used by home educators to share and align activities.</text:p>
        </text:list-item>
      </text:list>
      <text:h text:style-name="Heading_20_2" text:outline-level="2"><text:bookmark-start text:name="the-importance-of-understanding-projects-and-socio-cultural-and-activist-concepts-of-activity"/><text:soft-page-break/>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swotygyo&quot;,&quot;properties&quot;:{&quot;formattedCitation&quot;:&quot;(Lee and Soep, 2016)&quot;,&quot;plainCitation&quot;:&quot;(Lee and Soep, 2016)&quot;,&quot;noteIndex&quot;:0},&quot;citationItems&quot;:[{&quot;id&quot;:9340,&quot;uris&quot;:[&quot;http://zotero.org/users/1913249/items/NN25MFNI&quot;,[&quot;http://zotero.org/users/1913249/items/NN25MFNI&quot;]],&quot;itemData&quot;:{&quot;id&quot;:934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volume&quot;:&quot;49&quot;,&quot;author&quot;:[{&quot;family&quot;:&quot;Lee&quot;,&quot;given&quot;:&quot;Clifford H.&quot;},{&quot;family&quot;:&quot;Soep&quot;,&quot;given&quot;:&quot;Elisabeth&quot;}],&quot;issued&quot;:{&quot;date-parts&quot;:[[&quot;2016&quot;,10,1]]}},&quot;prefix&quot;:&quot;&quot;,&quot;suffix&quot;:&quot;&quot;}],&quot;schema&quot;:&quot;https://github.com/citation-style-language/schema/raw/master/csl-citation.json&quot;} RNDZN8ck3xtrK"/>(Lee and Soep, 2016)<text:reference-mark-end text:name="ZOTERO_ITEM CSL_CITATION {&quot;citationID&quot;:&quot;swotygyo&quot;,&quot;properties&quot;:{&quot;formattedCitation&quot;:&quot;(Lee and Soep, 2016)&quot;,&quot;plainCitation&quot;:&quot;(Lee and Soep, 2016)&quot;,&quot;noteIndex&quot;:0},&quot;citationItems&quot;:[{&quot;id&quot;:9340,&quot;uris&quot;:[&quot;http://zotero.org/users/1913249/items/NN25MFNI&quot;,[&quot;http://zotero.org/users/1913249/items/NN25MFNI&quot;]],&quot;itemData&quot;:{&quot;id&quot;:934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volume&quot;:&quot;49&quot;,&quot;author&quot;:[{&quot;family&quot;:&quot;Lee&quot;,&quot;given&quot;:&quot;Clifford H.&quot;},{&quot;family&quot;:&quot;Soep&quot;,&quot;given&quot;:&quot;Elisabeth&quot;}],&quot;issued&quot;:{&quot;date-parts&quot;:[[&quot;2016&quot;,10,1]]}},&quot;prefix&quot;:&quot;&quot;,&quot;suffix&quot;:&quot;&quot;}],&quot;schema&quot;:&quot;https://github.com/citation-style-language/schema/raw/master/csl-citation.json&quot;} RNDZN8ck3xtrK"/>.</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3" text:outline-level="3"><text:bookmark-start text:name="why-this-study-is-needed"/>Why this study is needed<text:bookmark-end text:name="why-this-study-is-needed"/></text:h>
      <text:p text:style-name="First_20_paragraph">Theories of situated learning view transmission of educational practice as a thorny problem as the process of learning is dependant on many contextual factors.</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xml:id="list2123213963" text:style-name="L14">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ext:soft-page-break/>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xml:id="list365942773" text:style-name="L15">
        <text:list-item>
          <text:p text:style-name="P17">authenticity in project based approaches</text:p>
        </text:list-item>
        <text:list-item>
          <text:p text:style-name="P17">nature of informal settings, in particular home education, and the possibilities offered compared to school lesson settings - PERHAPS IN INTRO INSTEAD</text:p>
        </text:list-item>
        <text:list-item>
          <text:p text:style-name="P17">barriers to participation in digital making and pedagogies to create inclusive learning environments</text:p>
        </text:list-item>
        <text:list-item>
          <text:p text:style-name="P17">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xml:id="list911068585" text:style-name="L16">
        <text:list-item>
          <text:p text:style-name="P18">generative nature of research. It has created teaching resources</text:p>
        </text:list-item>
        <text:list-item>
          <text:p text:style-name="P18"><text:soft-page-break/>the detail of game making pedagogy, suitable for other researcher and Teachers</text:p>
        </text:list-item>
        <text:list-item>
          <text:p text:style-name="P18">tools are novel - media practices are situated, thus will differ with technology</text:p>
        </text:list-item>
        <text:list-item>
          <text:p text:style-name="P18">application of guided participation as lens to this domain</text:p>
        </text:list-item>
        <text:list-item>
          <text:p text:style-name="P18">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text:section text:style-name="Sect1" text:name="ZOTERO_BIBL {&quot;uncited&quot;:[],&quot;omitted&quot;:[],&quot;custom&quot;:[]} CSL_BIBLIOGRAPHY RNDqTYti1s0DZ">
        <text:p text:style-name="Bibliography_20_1">Basham, J. D. and Marino, M. T. (2013) ‘Understanding stem education and supporting students through universal design for learning.’ <text:span text:style-name="T1">Teaching Exceptional Children</text:span>, 45(4) pp. 8–15.</text:p>
        <text:p text:style-name="Bibliography_20_1">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armo, A. (2012) ‘Reclaim the Streets, the protestival and the creative transformation of the city.’ <text:span text:style-name="T1">Finisterra</text:span>, 47(94).</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text:soft-page-break/>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Heineman, D. S. (n.d.) ‘Public Memory and Gamer Identity: Retrogaming as Nostalgia.’</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Jordan, J. (2005) ‘Notes Whilst Walking on “How to Break the Heart of Empire.”’</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Klepto, K. (2004) ‘Making war with love: the Clandestine Insurgent Rebel Clown Army.’ <text:span text:style-name="T1">City</text:span>. Routledge, 8(3) pp. 403–411.</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text:soft-page-break/>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othermel, P. (2003) ‘Can We Classify Motives for Home Education?’ <text:span text:style-name="T1">Evaluation &amp; Research in Education</text:span>. Routledge, 17(2–3) pp. 74–89.</text:p>
        <text:p text:style-name="Bibliography_20_1">Routledge, P. (2012) ‘Sensuous Solidarities: Emotion, Politics and Performance in the Clandestine Insurgent Rebel Clown Army.’ <text:span text:style-name="T1">Antipode</text:span>, 44(2) pp. 428–452.</text:p>
        <text:p text:style-name="Bibliography_20_1">Rushkoff, D. (2010) <text:span text:style-name="T1">Program or be programmed: ten commands for a digital age</text:span>. New York: OR Books.</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1. Introduction</dc:title>
    <dc:description/>
    <dc:subject/>
    <meta:keyword/>
    <meta:initial-creator/>
    <meta:creation-date>2023-10-17T19:38:31Z</meta:creation-date>
    <dc:date>2023-10-18T09:19:03.814000000</dc:date>
    <meta:editing-duration>PT1M34S</meta:editing-duration>
    <meta:editing-cycles>1</meta:editing-cycles>
    <meta:document-statistic meta:table-count="0" meta:image-count="0" meta:object-count="0" meta:page-count="15" meta:paragraph-count="202" meta:word-count="6273" meta:character-count="39775" meta:non-whitespace-character-count="33771"/>
    <meta:user-defined meta:name="ZOTERO_PREF_1">&lt;data data-version="3" zotero-version="6.0.27"&gt;&lt;session id="YrncKgp2"/&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